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5in" table:align="left"/>
    </style:style>
    <style:style style:name="Table3.A" style:family="table-column">
      <style:table-column-properties style:column-width="2.5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2.6875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fo:font-size="7pt" officeooo:paragraph-rsid="00d595f4" style:font-size-asian="7pt" style:font-size-complex="7pt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6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278bae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3d9a5a" style:font-size-asian="10pt" style:font-size-complex="10pt"/>
    </style:style>
    <style:style style:name="P17" style:family="paragraph" style:parent-style-name="Standard">
      <style:text-properties style:font-name="Source Sans Pro" officeooo:paragraph-rsid="00986756"/>
    </style:style>
    <style:style style:name="P1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391e4b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391e4b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55a200" style:font-size-asian="9pt" style:font-size-complex="9pt"/>
    </style:style>
    <style:style style:name="P32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Source Sans Pro" fo:font-size="9pt" fo:font-weight="normal" officeooo:rsid="005bb7d9" officeooo:paragraph-rsid="0148ab82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Source Sans Pro" fo:font-size="9pt" fo:font-weight="normal" officeooo:rsid="000f7dc7" officeooo:paragraph-rsid="0148ab82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Source Sans Pro" fo:font-size="9pt" fo:font-weight="normal" officeooo:rsid="0024486b" officeooo:paragraph-rsid="0148ab8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Source Sans Pro" fo:font-size="9pt" fo:font-weight="normal" officeooo:rsid="00d420c4" officeooo:paragraph-rsid="0148ab82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8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49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51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53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5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55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5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5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5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59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060cf14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62" style:family="paragraph" style:parent-style-name="Standard">
      <style:paragraph-properties fo:break-before="auto" fo:break-after="auto"/>
      <style:text-properties officeooo:paragraph-rsid="00bcea45"/>
    </style:style>
    <style:style style:name="P63" style:family="paragraph" style:parent-style-name="Frame_20_contents">
      <style:paragraph-properties fo:text-align="center" style:justify-single-word="false"/>
    </style:style>
    <style:style style:name="P6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5f35b0" style:font-size-asian="9pt" style:font-size-complex="9pt"/>
    </style:style>
    <style:style style:name="P65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5f35b0" style:font-size-asian="9pt" style:font-weight-asian="normal" style:font-size-complex="9pt" style:font-weight-complex="normal"/>
    </style:style>
    <style:style style:name="P66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68" style:family="paragraph" style:parent-style-name="Table_20_Contents">
      <style:paragraph-properties fo:line-height="100%"/>
      <style:text-properties style:font-name="Source Sans Pro" fo:font-size="9pt" officeooo:paragraph-rsid="001718a1" style:font-size-asian="7.84999990463257pt" style:font-size-complex="9pt"/>
    </style:style>
    <style:style style:name="P69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01718a1" style:font-size-asian="8pt" style:font-weight-asian="normal" style:font-size-complex="8pt" style:font-weight-complex="normal"/>
    </style:style>
    <style:style style:name="T1" style:family="text">
      <style:text-properties style:font-name="Source Sans Pro" officeooo:rsid="00e4b507"/>
    </style:style>
    <style:style style:name="T2" style:family="text">
      <style:text-properties style:font-name="Source Sans Pro" officeooo:rsid="0020b251"/>
    </style:style>
    <style:style style:name="T3" style:family="text">
      <style:text-properties style:font-name="Source Sans Pro" officeooo:rsid="00d96959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abcb2f" style:font-weight-asian="normal" style:font-weight-complex="normal"/>
    </style:style>
    <style:style style:name="T12" style:family="text">
      <style:text-properties fo:font-weight="normal" officeooo:rsid="00ad59bb" style:font-weight-asian="normal" style:font-weight-complex="normal"/>
    </style:style>
    <style:style style:name="T13" style:family="text">
      <style:text-properties fo:font-weight="normal" officeooo:rsid="011a35ee" style:font-weight-asian="normal" style:font-weight-complex="normal"/>
    </style:style>
    <style:style style:name="T14" style:family="text">
      <style:text-properties fo:font-weight="normal" officeooo:rsid="0024486b" style:font-weight-asian="normal" style:font-weight-complex="normal"/>
    </style:style>
    <style:style style:name="T15" style:family="text">
      <style:text-properties fo:font-weight="normal" officeooo:rsid="00d420c4" style:font-weight-asian="normal" style:font-weight-complex="normal"/>
    </style:style>
    <style:style style:name="T16" style:family="text">
      <style:text-properties fo:font-weight="normal" officeooo:rsid="000f7dc7" style:font-weight-asian="normal" style:font-weight-complex="normal"/>
    </style:style>
    <style:style style:name="T17" style:family="text">
      <style:text-properties fo:font-weight="normal" officeooo:rsid="014f9cd4" style:font-weight-asian="normal" style:font-weight-complex="normal"/>
    </style:style>
    <style:style style:name="T18" style:family="text">
      <style:text-properties fo:font-weight="normal" officeooo:rsid="001bd114" style:font-weight-asian="normal" style:font-weight-complex="normal"/>
    </style:style>
    <style:style style:name="T19" style:family="text">
      <style:text-properties fo:font-weight="normal" officeooo:rsid="005bb7d9" style:font-weight-asian="normal" style:font-weight-complex="normal"/>
    </style:style>
    <style:style style:name="T20" style:family="text">
      <style:text-properties fo:font-weight="normal" officeooo:rsid="001bb431" style:font-weight-asian="normal" style:font-weight-complex="normal"/>
    </style:style>
    <style:style style:name="T21" style:family="text">
      <style:text-properties officeooo:rsid="0024486b"/>
    </style:style>
    <style:style style:name="T22" style:family="text">
      <style:text-properties officeooo:rsid="000a558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25" style:family="text">
      <style:text-properties officeooo:rsid="00d420c4"/>
    </style:style>
    <style:style style:name="T26" style:family="text">
      <style:text-properties officeooo:rsid="00b854e8"/>
    </style:style>
    <style:style style:name="T27" style:family="text">
      <style:text-properties style:text-underline-style="none" fo:font-weight="normal" officeooo:rsid="000f7dc7" style:font-weight-asian="normal" style:font-weight-complex="normal"/>
    </style:style>
    <style:style style:name="T28" style:family="text">
      <style:text-properties officeooo:rsid="014f9cd4"/>
    </style:style>
    <style:style style:name="T29" style:family="text">
      <style:text-properties officeooo:rsid="0185384d"/>
    </style:style>
    <style:style style:name="T30" style:family="text">
      <style:text-properties officeooo:rsid="013d9a5a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placeholder text:placeholder-type="text">&lt;for each="sale in objects"&gt;</text:placeholder></text:p>
      <text:p text:style-name="P65"><text:placeholder text:placeholder-type="text">&lt;if test="sale.state != 'quotation'"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Cliente: <text:span text:style-name="T6"><text:placeholder text:placeholder-type="text">&lt;sale.party.name&gt;</text:placeholder></text:span></text:p>
          </table:table-cell>
        </table:table-row>
        <table:table-row>
          <table:table-cell table:style-name="Table3.A1" office:value-type="string">
            <text:p text:style-name="P15"><text:span text:style-name="T11">C.I./RUC</text:span><text:span text:style-name="T10">: </text:span><text:span text:style-name="T10"><text:placeholder text:placeholder-type="text">&lt;sale.party.vat_code&gt;</text:placeholder></text:span></text:p>
          </table:table-cell>
        </table:table-row>
        <table:table-row>
          <table:table-cell table:style-name="Table3.A1" office:value-type="string">
            <text:p text:style-name="P16">Fecha: <text:placeholder text:placeholder-type="text">&lt;format_date(sale.sale_date, sale.party.lang)&gt;</text:placeholder> </text:p>
          </table:table-cell>
        </table:table-row>
        <table:table-row>
          <table:table-cell table:style-name="Table3.A1" office:value-type="string">
            <text:p text:style-name="P15"><text:span text:style-name="T22">Tele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16"><text:span text:style-name="T8">Direcci</text:span><text:span text:style-name="T17">o</text:span><text:span text:style-name="T8">n: </text:span><text:span text:style-name="T9"><text:s/></text:span><text:span text:style-name="T9"><text:placeholder text:placeholder-type="text">&lt;sale.party.addresses[0].street&gt;</text:placeholder></text:span></text:p>
          </table:table-cell>
        </table:table-row>
      </table:table>
      <text:p text:style-name="P10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9">Descripci<text:span text:style-name="T28">on <text:s text:c="29"/>Cant <text:s text:c="5"/>PVP <text:s text:c="7"/>Subt.</text:span></text:p>
            <text:p text:style-name="P59">----------------------------------------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1"><text:placeholder text:placeholder-type="text">&lt;for each="line in sale.lines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choose test="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when test="line.type == 'line'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9"><text:placeholder text:placeholder-type="text">&lt;for each="line in line.description[0:18].split('\n')"&gt;</text:placeholder></text:p>
            <text:p text:style-name="P21"><text:placeholder text:placeholder-type="text">&lt;line&gt;</text:placeholder></text:p>
            <text:p text:style-name="P30"><text:placeholder text:placeholder-type="text">&lt;/for&gt;</text:placeholder> <text:span text:style-name="T26"><text:placeholder text:placeholder-type="text">&lt;if test="line.amount &gt;0"&gt;</text:placeholder></text:span><text:span text:style-name="T26"><text:placeholder text:placeholder-type="text">&lt;/if&gt;</text:placeholder></text:span></text:p>
          </table:table-cell>
          <table:table-cell table:style-name="Table2.A2" office:value-type="string">
            <text:p text:style-name="P29"><text:placeholder text:placeholder-type="text">&lt;(str(line.quantity).split(".") )[0]&gt;</text:placeholder></text:p>
          </table:table-cell>
          <table:table-cell table:style-name="Table2.A2" office:value-type="string">
            <text:p text:style-name="P31"><text:placeholder text:placeholder-type="text">&lt;str(line.unit_price)[0:(len(str(line.unit_price))-2)]&gt;</text:placeholder></text:p>
          </table:table-cell>
          <table:table-cell table:style-name="Table2.A2" office:value-type="string">
            <text:p text:style-name="P30"><text:placeholder text:placeholder-type="text">&lt;line.amount&gt;</text:placeholder></text:p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when test="line.type == 'subtotal'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when test="line.type == 'title'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otherwise test="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otherwise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choose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68">--------------------------------</text:p>
          </table:table-cell>
          <table:table-cell table:style-name="Table2.A2" table:number-columns-spanned="3" office:value-type="string">
            <text:p text:style-name="P22">-----</text:p>
            <text:p text:style-name="P22"><text:span text:style-name="T19">Subtotal</text:span><text:span text:style-name="T20"> <text:s text:c="7"/></text:span><text:span text:style-name="T20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2"><text:span text:style-name="T18">Su</text:span><text:span text:style-name="T13">b. </text:span><text:span text:style-name="T18"><text:s/></text:span><text:span text:style-name="T14">0 % </text:span><text:span text:style-name="T27"><text:s text:c="6"/></text:span><text:span text:style-name="T27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2"><text:span text:style-name="T18">Su</text:span><text:span text:style-name="T13">b. </text:span><text:span text:style-name="T18"><text:s/></text:span><text:span text:style-name="T14">14% <text:s text:c="4"/></text:span><text:span text:style-name="T27"><text:placeholder text:placeholder-type="text">&lt;subtotal_14&gt;</text:placeholder></text:span></text:p>
          </table:table-cell>
          <table:covered-table-cell/>
          <table:covered-table-cell/>
        </table:table-row>
        <text:soft-page-break/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2"><text:span text:style-name="T16">IVA 1</text:span><text:span text:style-name="T15">4% <text:s text:c="8"/></text:span><text:span text:style-name="T27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2"><text:span text:style-name="T16">TOTAL <text:s text:c="11"/></text:span><text:span text:style-name="T27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40"><text:s/></text:p>
      <text:p text:style-name="P42"><text:s/></text:p>
      <text:p text:style-name="P42"><text:s/></text:p>
      <text:p text:style-name="P43"><text:s/></text:p>
      <text:p text:style-name="P41"><text:s/></text:p>
      <text:p text:style-name="P66"><text:placeholder text:placeholder-type="text">&lt;/if&gt;</text:placeholder></text:p>
      <text:p text:style-name="P11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2"><text:placeholder text:placeholder-type="text">&lt;if test="sale.company.logo"&gt;</text:placeholder></text:p>
            <text:p text:style-name="P12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63"/></draw:text-box></draw:frame></text:p>
            <text:p text:style-name="P12"/>
            <text:p text:style-name="P12"><text:placeholder text:placeholder-type="text">&lt;/if&gt;</text:placeholder></text:p>
          </table:table-cell>
        </table:table-row>
      </table:table>
      <text:p text:style-name="P18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5"><text:span text:style-name="T12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5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4"><text:span text:style-name="T22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7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7"/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54">Código</text:p>
          </table:table-cell>
          <table:table-cell table:style-name="Table11.A1" office:value-type="string">
            <text:p text:style-name="P55">Descripción</text:p>
          </table:table-cell>
          <table:table-cell table:style-name="Table11.A1" office:value-type="string">
            <text:p text:style-name="P58">Cant.</text:p>
          </table:table-cell>
          <table:table-cell table:style-name="Table11.A1" office:value-type="string">
            <text:p text:style-name="P57">P. Unit.</text:p>
          </table:table-cell>
          <table:table-cell table:style-name="Table11.A1" office:value-type="string">
            <text:p text:style-name="P56">Subt.</text:p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for each="line in sale.lines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choose test="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when test="line.type == 'line'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placeholder text:placeholder-type="text">&lt;if test="line.product.code"&gt;</text:placeholder> </text:p>
            <text:p text:style-name="P20"><text:placeholder text:placeholder-type="text">&lt;line.product.code&gt;</text:placeholder> </text:p>
            <text:p text:style-name="P19"><text:placeholder text:placeholder-type="text">&lt;/if&gt;</text:placeholder></text:p>
          </table:table-cell>
          <table:table-cell table:style-name="Table11.A2" office:value-type="string">
            <text:p text:style-name="P20"><text:placeholder text:placeholder-type="text">&lt;for each="line in line.description[0:40]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11.A2" office:value-type="string">
            <text:p text:style-name="P28"><text:placeholder text:placeholder-type="text">&lt;(str(line.quantity).split(".") )[0]&gt;</text:placeholder></text:p>
            <text:p text:style-name="P62"/>
          </table:table-cell>
          <table:table-cell table:style-name="Table11.A2" office:value-type="string">
            <text:p text:style-name="P53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19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when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when test="line.type == 'subtotal'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when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when test="line.type == 'title'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when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otherwise test=""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otherwise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choose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0"><text:placeholder text:placeholder-type="text">&lt;/for&gt;</text:placeholder>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4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D18" office:value-type="string">
            <text:p text:style-name="P33">Subtotal:</text:p>
          </table:table-cell>
          <table:table-cell table:style-name="Table11.D18" office:value-type="string">
            <text:p text:style-name="P38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61">SON:</text:p>
          </table:table-cell>
          <table:table-cell table:style-name="Table11.A2" office:value-type="string">
            <text:p text:style-name="P60"><text:s/><text:span text:style-name="T23"><text:placeholder text:placeholder-type="text">&lt;amount2words&gt;</text:placeholder></text:span><text:span text:style-name="T23">, </text:span><text:span text:style-name="T23"><text:placeholder text:placeholder-type="text">&lt;decimales&gt;</text:placeholder></text:span><text:span text:style-name="T23"> </text:span><text:span text:style-name="T24">/100 <text:s/>DOLARES</text:span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34">Subtotal <text:span text:style-name="T21">0</text:span>%:</text:p>
          </table:table-cell>
          <table:table-cell table:style-name="Table11.A2" office:value-type="string">
            <text:p text:style-name="P37"><text:placeholder text:placeholder-type="text">&lt;formatLang(subtotal_0, sale.party.lang, currency=sale.currency)&gt;</text:placeholder><text:soft-page-break/></text:p>
          </table:table-cell>
        </table:table-row>
        <table:table-row table:style-name="Table11.20">
          <table:table-cell table:style-name="Table11.A2" office:value-type="string">
            <text:p text:style-name="P24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44">Subtotal <text:span text:style-name="T21">14</text:span>%:</text:p>
          </table:table-cell>
          <table:table-cell table:style-name="Table11.A2" office:value-type="string">
            <text:p text:style-name="P36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4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5">IVA 1<text:span text:style-name="T25">4</text:span>%:</text:p>
          </table:table-cell>
          <table:table-cell table:style-name="Table11.A2" office:value-type="string">
            <text:p text:style-name="P39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4"/>
          </table:table-cell>
          <table:table-cell table:style-name="Table11.B22" office:value-type="string">
            <text:p text:style-name="P6"/>
            <text:p text:style-name="P6"/>
            <text:p text:style-name="P6"/>
            <text:p text:style-name="P6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7"/>
          </table:table-cell>
          <table:table-cell table:style-name="Table11.C22" office:value-type="string">
            <text:p text:style-name="P6"/>
          </table:table-cell>
          <table:table-cell table:style-name="Table11.A2" office:value-type="string">
            <text:p text:style-name="P45">TOTAL:</text:p>
          </table:table-cell>
          <table:table-cell table:style-name="Table11.A2" office:value-type="string">
            <text:p text:style-name="P46"><text:placeholder text:placeholder-type="text">&lt;formatLang(sale.total_amount, sale.party.lang, currency=sale.currency)&gt;</text:placeholder></text:p>
          </table:table-cell>
        </table:table-row>
      </table:table>
      <text:p text:style-name="P13"/>
      <text:p text:style-name="P13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7pt" officeooo:paragraph-rsid="00d595f4" style:font-size-asian="7pt" style:font-size-complex="7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0d96959"/>
    </style:style>
    <style:page-layout style:name="Mpm1">
      <style:page-layout-properties fo:page-width="2.9598in" fo:page-height="7.8in" style:num-format="1" style:print-orientation="portrait" fo:margin-top="0.1in" fo:margin-bottom="0.1in" fo:margin-left="0.0201in" fo:margin-right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7H24M6S</meta:editing-duration>
    <meta:editing-cycles>149</meta:editing-cycles>
    <meta:generator>LibreOffice/5.1.1.3$Linux_X86_64 LibreOffice_project/89f508ef3ecebd2cfb8e1def0f0ba9a803b88a6d</meta:generator>
    <dc:date>2017-03-02T15:00:49.032811560</dc:date>
    <meta:document-statistic meta:table-count="6" meta:image-count="0" meta:object-count="0" meta:page-count="4" meta:paragraph-count="115" meta:word-count="236" meta:character-count="2786" meta:non-whitespace-character-count="2550"/>
  </office:meta>
</office:document-meta>
</file>